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Comic Sans MS" svg:font-family="'Comic Sans MS'" style:font-adornments="Normal" style:font-family-generic="script"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mic Sans MS" style:font-size-asian="10.5pt"/>
    </style:style>
    <style:style style:name="P2" style:family="paragraph" style:parent-style-name="Standard">
      <style:paragraph-properties fo:line-height="150%"/>
      <style:text-properties style:font-name="Comic Sans MS" style:font-size-asian="10.5pt"/>
    </style:style>
    <style:style style:name="P3" style:family="paragraph" style:parent-style-name="Standard">
      <style:paragraph-properties fo:text-align="center" style:justify-single-word="false"/>
      <style:text-properties style:font-name="Comic Sans MS" fo:font-size="15pt" fo:font-weight="bold" style:font-size-asian="15pt" style:font-weight-asian="bold" style:font-size-complex="15pt" style:font-weight-complex="bold"/>
    </style:style>
    <style:style style:name="P4" style:family="paragraph" style:parent-style-name="Standard">
      <style:paragraph-properties fo:text-align="center" style:justify-single-word="false"/>
      <style:text-properties style:font-name="Comic Sans MS" fo:font-size="12pt" fo:font-weight="bold" style:font-size-asian="12pt" style:font-weight-asian="bold" style:font-size-complex="12pt" style:font-weight-complex="bold"/>
    </style:style>
    <style:style style:name="P5" style:family="paragraph" style:parent-style-name="Text_20_body">
      <style:paragraph-properties fo:line-height="150%"/>
      <style:text-properties style:font-name="Comic Sans MS" style:font-size-asian="10.5pt"/>
    </style:style>
    <style:style style:name="P6" style:family="paragraph" style:parent-style-name="Text_20_body">
      <style:paragraph-properties fo:line-height="150%"/>
    </style:style>
    <style:style style:name="T1" style:family="text">
      <style:text-properties fo:font-size="10pt"/>
    </style:style>
    <style:style style:name="T2" style:family="text">
      <style:text-properties style:font-name="Comic Sans MS" style:font-size-asian="10.5pt"/>
    </style:style>
    <style:style style:name="T3"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accusation spontanée de Calas par les Toulousains</text:p>
      <text:p text:style-name="P4">Extrait du chapitre I du <text:span text:style-name="T3">Traité sur la tolérance</text:span>, « Histoire abrégée de la mort de Jean Calas » (1763) </text:p>
      <text:p text:style-name="P1"/>
      <text:p text:style-name="P6"><text:span text:style-name="T2">Pendant qu’ils s’acquittaient de ce devoir, pendant que le père et la mère étaient dans les sanglots et dans les larmes, le peuple de Toulouse s’attroupe autour de la maison. Ce peuple est superstitieux et emporté ; il regarde comme des monstres ses frères qui ne sont pas de la même religion que lui. C’est à Toulouse qu’on remercia Dieu solennellement de la mort de Henri III, et qu’on fit serment d’égorger le premier qui parlerait de reconnaître le grand, le bon Henri IV. Cette ville solennise encore tous les ans, par une procession et par des feux de joie, le jour où elle massacra quatre mille citoyens hérétiques, il y a deux siècles. En vain six arrêts du conseil ont défendu cette odieuse fête, les Toulousains l’ont toujours célébrée comme les jeux floraux.</text:span></text:p>
      <text:p text:style-name="P5">Quelque fanatique de la populace s’écria que Jean Calas avait pendu son propre fils Marc-Antoine. Ce cri, répété, fut unanime en un moment ; d’autres ajoutèrent que le mort devait le lendemain faire abjuration ; que sa famille et le jeune Lavaisse l’avaient étranglé par haine contre la religion catholique : le moment d’après on n’en douta plus ; toute la ville fut persuadée que c’est un point de religion chez les protestants qu’un père et une mère doivent assassiner leur fils dès qu’il veut se convertir.</text:p>
      <text:p text:style-name="P5">Les esprits une fois émus ne s’arrêtent point. On imagina que les protestants du Languedoc s’étaient assemblés la veille ; qu’ils avaient choisi, à la pluralité des voix, un bourreau de la secte ; que le choix était tombé sur le jeune Lavaisse ; que ce jeune homme, en vingt-quatre heures, avait reçu la nouvelle de son élection, et était arrivé de Bordeaux pour aider Jean Calas, sa femme, et leur fils Pierre, à étrangler un ami, un fils, un frèr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Comic Sans MS" svg:font-family="'Comic Sans MS'" style:font-adornments="Normal" style:font-family-generic="script"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5T12:58:16.63</meta:creation-date>
    <dc:date>2013-04-05T13:13:15.89</dc:date>
    <meta:editing-duration>PT11M55S</meta:editing-duration>
    <meta:editing-cycles>2</meta:editing-cycles>
    <meta:generator>LibreOffice/3.4$Win32 LibreOffice_project/340m1$Build-502</meta:generator>
    <meta:print-date>2013-04-05T13:10:27.92</meta:print-date>
    <meta:document-statistic meta:table-count="0" meta:image-count="0" meta:object-count="0" meta:page-count="1" meta:paragraph-count="5" meta:word-count="329" meta:character-count="1882" meta:non-whitespace-character-count="1557"/>
  </office:meta>
</office:document-meta>
</file>